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7cm" fo:min-width="0.4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2.4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6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5.334cm" svg:x="4.81cm" svg:y="8.5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39cm" svg:height="0.643cm" svg:x="8.277cm" svg:y="9.5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21cm" svg:height="0.597cm" svg:x="8.277cm" svg:y="10.82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72cm" svg:height="0.721cm" svg:x="4.937cm" svg:y="9.544cm">
          <draw:text-box>
            <text:p text:style-name="P2"><text:span text:style-name="T1">Username:</text:span></text:p>
          </draw:text-box>
        </draw:frame>
        <draw:frame draw:style-name="gr3" draw:text-style-name="P2" draw:layer="layout" svg:width="2.475cm" svg:height="0.721cm" svg:x="5.126cm" svg:y="10.83cm">
          <draw:text-box draw:corner-radius="0.127cm">
            <text:p text:style-name="P2"><text:span text:style-name="T1">Password:</text:span></text:p>
          </draw:text-box>
        </draw:frame>
        <draw:frame draw:style-name="gr3" draw:text-style-name="P3" draw:layer="layout" svg:width="3.995cm" svg:height="0.645cm" svg:x="10.833cm" svg:y="11.541cm">
          <draw:text-box>
            <text:p text:style-name="P3"><text:span text:style-name="T2">forgot your password?</text:span></text:p>
          </draw:text-box>
        </draw:frame>
        <draw:custom-shape draw:style-name="gr4" draw:text-style-name="P4" draw:layer="layout" svg:width="2.54cm" svg:height="0.635cm" svg:x="12.176cm" svg:y="12.519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frame draw:style-name="gr3" draw:layer="layout" svg:width="5.303cm" svg:height="0.962cm" svg:x="4.714cm" svg:y="7.404cm">
          <draw:text-box>
            <text:p>Log In to iBudget</text:p>
          </draw:text-box>
        </draw:frame>
        <draw:frame draw:style-name="gr3" draw:text-style-name="P5" draw:layer="layout" svg:width="10.184cm" svg:height="0.806cm" svg:x="5.191cm" svg:y="14.081cm">
          <draw:text-box>
            <text:p text:style-name="P5"><text:span text:style-name="T3">Don't have an account yet? Create one </text:span><text:span text:style-name="T4">here</text:span></text:p>
          </draw:text-box>
        </draw:frame>
      </draw:page>
      <draw:page draw:name="page2" draw:style-name="dp1" draw:master-page-name="Default">
        <draw:custom-shape draw:style-name="gr2" draw:text-style-name="P1" draw:layer="layout" svg:width="5.334cm" svg:height="0.635cm" svg:x="9.309cm" svg:y="8.0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0.635cm" svg:x="9.309cm" svg:y="14.2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0.635cm" svg:x="9.309cm" svg:y="10.3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0.635cm" svg:x="9.309cm" svg:y="9.20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12cm" svg:height="0.721cm" svg:x="6.135cm" svg:y="8.054cm">
          <draw:text-box draw:corner-radius="0.127cm">
            <text:p><text:span text:style-name="T1">First name:</text:span></text:p>
          </draw:text-box>
        </draw:frame>
        <draw:frame draw:style-name="gr6" draw:text-style-name="P2" draw:layer="layout" svg:width="3.774cm" svg:height="0.721cm" svg:x="6.135cm" svg:y="9.205cm">
          <draw:text-box>
            <text:p><text:span text:style-name="T1">Last name:</text:span></text:p>
          </draw:text-box>
        </draw:frame>
        <draw:frame draw:style-name="gr7" draw:text-style-name="P2" draw:layer="layout" svg:width="2.444cm" svg:height="0.882cm" svg:x="6.134cm" svg:y="10.362cm">
          <draw:text-box>
            <text:p><text:span text:style-name="T1">Email:</text:span></text:p>
          </draw:text-box>
        </draw:frame>
        <draw:frame draw:style-name="gr8" draw:text-style-name="P2" draw:layer="layout" svg:width="3.743cm" svg:height="0.721cm" svg:x="6.134cm" svg:y="11.599cm">
          <draw:text-box>
            <text:p><text:span text:style-name="T1">Username:</text:span></text:p>
          </draw:text-box>
        </draw:frame>
        <draw:custom-shape draw:style-name="gr2" draw:text-style-name="P1" draw:layer="layout" svg:width="5.334cm" svg:height="0.635cm" svg:x="9.309cm" svg:y="15.53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158cm" svg:height="0.721cm" svg:x="6.28cm" svg:y="12.796cm">
          <draw:text-box>
            <text:p><text:span text:style-name="T1">Address:</text:span></text:p>
          </draw:text-box>
        </draw:frame>
        <draw:custom-shape draw:style-name="gr2" draw:text-style-name="P1" draw:layer="layout" svg:width="5.334cm" svg:height="0.635cm" svg:x="9.309cm" svg:y="11.67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76cm" svg:height="0.721cm" svg:x="6.135cm" svg:y="15.399cm">
          <draw:text-box>
            <text:p><text:span text:style-name="T1">Zip:</text:span></text:p>
          </draw:text-box>
        </draw:frame>
        <draw:custom-shape draw:style-name="gr2" draw:text-style-name="P1" draw:layer="layout" svg:width="5.334cm" svg:height="0.635cm" svg:x="9.309cm" svg:y="18.13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339cm" svg:height="0.721cm" svg:x="6.135cm" svg:y="16.784cm">
          <draw:text-box>
            <text:p><text:span text:style-name="T1">State:</text:span></text:p>
          </draw:text-box>
        </draw:frame>
        <draw:custom-shape draw:style-name="gr2" draw:text-style-name="P1" draw:layer="layout" svg:width="5.334cm" svg:height="0.635cm" svg:x="9.309cm" svg:y="12.956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964cm" svg:height="0.721cm" svg:x="6.135cm" svg:y="14.197cm">
          <draw:text-box>
            <text:p><text:span text:style-name="T1">City:</text:span></text:p>
          </draw:text-box>
        </draw:frame>
        <draw:custom-shape draw:style-name="gr2" draw:text-style-name="P1" draw:layer="layout" svg:width="5.334cm" svg:height="0.635cm" svg:x="9.309cm" svg:y="16.83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06cm" svg:height="0.721cm" svg:x="6.135cm" svg:y="18.175cm">
          <draw:text-box>
            <text:p><text:span text:style-name="T1">Country:</text:span></text:p>
          </draw:text-box>
        </draw:frame>
        <draw:custom-shape draw:style-name="gr14" draw:text-style-name="P1" draw:layer="layout" svg:width="11.557cm" svg:height="14.351cm" svg:x="5.207cm" svg:y="6.5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3cm" svg:height="0.381cm" svg:x="10.96cm" svg:y="19.493cm">
          <text:p text:style-name="P1"><text:span text:style-name="T1">Register</text:span></text:p>
          <draw:enhanced-geometry svg:viewBox="0 0 21600 21600" draw:type="rectangle" draw:enhanced-path="M 0 0 L 21600 0 21600 21600 0 21600 0 0 Z N"/>
        </draw:custom-shape>
        <draw:frame draw:style-name="gr3" draw:layer="layout" svg:width="6.678cm" svg:height="0.962cm" svg:x="5.118cm" svg:y="5.326cm">
          <draw:text-box>
            <text:p>Create a new accou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20:23</meta:creation-date>
    <dc:date>2012-02-20T14:59:10</dc:date>
    <meta:editing-duration>PT28M26S</meta:editing-duration>
    <meta:editing-cycles>52</meta:editing-cycles>
    <meta:generator>LibreOffice/3.5$MacOSX_x86 LibreOffice_project/7e68ba2-a744ebf-1f241b7-c506db1-7d53735</meta:generator>
    <meta:document-statistic meta:object-count="30"/>
  </office:meta>
</office:document-meta>
</file>